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C00000380448B34B3CEB21FA9.png" manifest:media-type="image/png"/>
  <manifest:file-entry manifest:full-path="Pictures/100002010000077E00000504B0E433F32209F0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iberation Sans5" svg:font-family="'Liberation Sans', Arial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5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5.7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7.145cm" fo:padding-top="0cm" fo:padding-bottom="0cm" fo:padding-left="0cm" fo:padding-r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5.0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4.35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top" fo:min-height="2.92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5.2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P7" style:family="paragraph">
      <loext:graphic-properties draw:fill="none" draw:fill-color="#ffffff"/>
      <style:text-properties fo:color="#000000" style:font-name="Source Sans Pro1" fo:font-size="24pt" style:letter-kerning="true" style:font-name-asian="Noto Sans CJK SC1" style:font-size-asian="24pt" style:font-name-complex="Source Sans Pro1" style:font-size-complex="2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fo:color="#000000" style:font-name="Noto Sans CJK SC" style:font-name-complex="Noto Sans CJK SC"/>
    </style:style>
    <style:style style:name="P10" style:family="paragraph">
      <loext:graphic-properties draw:fill="none" draw:fill-color="#ffffff"/>
      <style:paragraph-properties style:writing-mode="lr-tb"/>
      <style:text-properties fo:color="#000000" style:font-name="Source Sans Pro1" fo:font-size="24pt" style:font-size-asian="24pt" style:font-name-complex="Source Sans Pro1" style:font-size-complex="2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Noto Sans CJK SC" fo:font-size="24pt" style:font-size-asian="24pt" style:font-name-complex="Noto Sans CJK SC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1" fo:font-size="24pt" style:font-size-asian="24pt" style:font-name-complex="Source Sans Pro1" style:font-size-complex="24pt"/>
    </style:style>
    <style:style style:name="T5" style:family="text">
      <style:text-properties fo:color="#000000" style:text-outline="false" style:text-line-through-style="none" style:text-line-through-type="none" style:font-name="Source Sans Pro1" fo:font-size="24pt" fo:font-style="normal" fo:text-shadow="none" style:text-underline-style="none" fo:font-weight="normal" style:font-name-asian="Noto Sans CJK SC1" style:font-size-asian="24pt" style:font-style-asian="normal" style:font-weight-asian="normal" style:font-name-complex="Source Sans Pr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24pt" style:language-asian="zh" style:country-asian="CN" style:font-style-asian="normal" style:font-weight-asian="normal" style:font-name-complex="Lohit Devanagari1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24pt" fo:font-style="normal" fo:text-shadow="none" style:text-underline-style="none" fo:font-weight="normal" style:font-name-asian="Noto Sans CJK SC1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" fo:font-size="44pt" style:letter-kerning="true" style:font-name-asian="Noto Sans CJK SC1" style:font-size-asian="44pt" style:font-name-complex="Lohit Devanagari1" style:font-size-complex="44pt"/>
    </style:style>
    <style:style style:name="T10" style:family="text">
      <style:text-properties fo:color="#000000" style:font-name="Noto Sans CJK SC" fo:font-size="24pt" style:font-size-asian="24pt" style:font-name-complex="Noto Sans CJK SC" style:font-size-complex="20pt"/>
    </style:style>
    <style:style style:name="T11" style:family="text">
      <style:text-properties fo:color="#0e1422" style:font-name="Sarabun1" fo:font-size="24pt" style:font-size-asian="24pt" style:font-name-complex="Sarabun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6.096cm" svg:x="3.286cm" svg:y="3.54cm">
          <draw:text-box>
            <text:p text:style-name="P1"><text:span text:style-name="T1">Demo </text:span><text:span text:style-name="T1">展示</text:span></text:p>
          </draw:text-box>
        </draw:frame>
        <draw:frame draw:style-name="gr2" draw:text-style-name="P3" draw:layer="layout" svg:width="17.603cm" svg:height="16.015cm" svg:x="1.889cm" svg:y="11.782cm">
          <draw:text-box>
            <text:p><text:span text:style-name="T2">1 </text:span><text:span text:style-name="T2">細節優化；</text:span></text:p>
            <text:p><text:span text:style-name="T2">2 </text:span><text:span text:style-name="T2">效能對比；</text:span></text:p>
            <text:p><text:span text:style-name="T2">3 </text:span><text:span text:style-name="T2">儀錶盤；</text:span></text:p>
            <text:p><text:span text:style-name="T2">4 </text:span><text:span text:style-name="T2">小地圖；</text:span></text:p>
            <text:p><text:span text:style-name="T2">5 </text:span><text:span text:style-name="T2">其他；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5.113cm" svg:height="4.191cm" svg:x="2.524cm" svg:y="3.159cm">
          <draw:text-box>
            <text:p text:style-name="P4"><text:span text:style-name="T2">細節優化</text:span></text:p>
          </draw:text-box>
        </draw:frame>
        <draw:frame draw:style-name="gr4" draw:text-style-name="P7" draw:layer="layout" svg:width="16.256cm" svg:height="17.145cm" svg:x="2.397cm" svg:y="9.001cm">
          <draw:text-box>
            <text:p text:style-name="P6">1 速度參數適配：改成一分鐘多少公尺；</text:p>
            <text:p text:style-name="P6"/>
            <text:p text:style-name="P6">2 軌跡線路：不要隱藏；</text:p>
            <text:p text:style-name="P6"/>
            <text:p text:style-name="P6">3城市名字繼續微調，還有比較密集的地方；</text:p>
            <text:p text:style-name="P6"/>
            <text:p text:style-name="P6">4 軌跡點點擊：速度參數錯誤，新增公環號碼，海拔高度，方位角；</text:p>
            <text:p text:style-name="P6"/>
            <text:p text:style-name="P6">5 點擊排名欄後，顯示追蹤框；</text:p>
          </draw:text-box>
        </draw:frame>
      </draw:page>
      <draw:page draw:name="page3" draw:style-name="dp1" draw:master-page-name="Default">
        <draw:frame draw:style-name="gr3" draw:text-style-name="P5" draw:layer="layout" svg:width="15.113cm" svg:height="4.191cm" svg:x="3.159cm" svg:y="1.889cm">
          <draw:text-box>
            <text:p text:style-name="P4"><text:span text:style-name="T2">效能對比</text:span></text:p>
          </draw:text-box>
        </draw:frame>
        <draw:frame draw:style-name="gr5" draw:text-style-name="P1" draw:layer="layout" svg:width="18.999cm" svg:height="11.702cm" svg:x="1cm" svg:y="16.113cm">
          <draw:image xlink:href="Pictures/100002010000077E00000504B0E433F32209F0A2.png" xlink:type="simple" xlink:show="embed" xlink:actuate="onLoad" loext:mime-type="image/png">
            <text:p/>
          </draw:image>
        </draw:frame>
        <draw:frame draw:style-name="gr5" draw:text-style-name="P1" draw:layer="layout" svg:width="18.999cm" svg:height="8.001cm" svg:x="1.001cm" svg:y="5.699cm">
          <draw:image xlink:href="Pictures/10000201000009CC00000380448B34B3CEB21FA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3" draw:text-style-name="P5" draw:layer="layout" svg:width="15.113cm" svg:height="4.191cm" svg:x="2.397cm" svg:y="2.143cm">
          <draw:text-box>
            <text:p text:style-name="P4"><text:span text:style-name="T2">儀錶盤</text:span></text:p>
          </draw:text-box>
        </draw:frame>
        <draw:frame draw:style-name="gr6" draw:text-style-name="P10" draw:layer="layout" svg:width="16.129cm" svg:height="25.255cm" svg:x="2.778cm" svg:y="8.13cm">
          <draw:text-box>
            <text:p><text:span text:style-name="T3">1 </text:span><text:span text:style-name="T3">功能設計：</text:span></text:p>
            <text:p><text:span text:style-name="T3">切換鴿子的時候，切換顯示的內容；</text:span></text:p>
            <text:p><text:span text:style-name="T3">更新當前鴿子的內容；</text:span></text:p>
            <text:p><text:span text:style-name="T4"/></text:p>
            <text:p text:style-name="P8"><text:span text:style-name="T5">2 </text:span><text:span text:style-name="T5">需求討論：</text:span></text:p>
            <text:p text:style-name="P9"><text:span text:style-name="T3">儀錶盤的剩餘距離是：資料中的剩餘距離，還是根據當前的</text:span><text:span text:style-name="T3">gps</text:span><text:span text:style-name="T3">數據計算的剩餘距離（與終點的距離？）</text:span></text:p>
            <text:p text:style-name="P8"><text:span text:style-name="T5"/></text:p>
            <text:p text:style-name="P8"><text:span text:style-name="T5"/></text:p>
            <text:p><text:span text:style-name="T6"/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</draw:page>
      <draw:page draw:name="page5" draw:style-name="dp1" draw:master-page-name="Default">
        <draw:frame draw:style-name="gr3" draw:text-style-name="P5" draw:layer="layout" svg:width="15.113cm" svg:height="4.191cm" svg:x="2.397cm" svg:y="6.207cm">
          <draw:text-box>
            <text:p text:style-name="P4"><text:span text:style-name="T2">小地圖</text:span></text:p>
          </draw:text-box>
        </draw:frame>
        <draw:frame draw:style-name="gr7" draw:text-style-name="P10" draw:layer="layout" svg:width="17.145cm" svg:height="14.605cm" svg:x="2.651cm" svg:y="13.319cm">
          <draw:text-box>
            <text:p><text:span text:style-name="T3">1 </text:span><text:span text:style-name="T3">功能分析：</text:span></text:p>
            <text:p><text:span text:style-name="T3">根據給出的</text:span><text:span text:style-name="T3">gps</text:span><text:span text:style-name="T3">點，繪製</text:span><text:span text:style-name="T3">2d</text:span><text:span text:style-name="T3">的地圖；</text:span></text:p>
            <text:p><text:span text:style-name="T3">即時更新地圖；</text:span></text:p>
            <text:p><text:span text:style-name="T4"/></text:p>
            <text:p><text:span text:style-name="T3">2 </text:span><text:span text:style-name="T3">工具：</text:span><text:span text:style-name="T3">Leaflet , open street map;</text:span></text:p>
            <text:p><text:span text:style-name="T3"/></text:p>
            <text:p><text:span text:style-name="T3"/></text:p>
            <text:p><text:span text:style-name="T3"/></text:p>
            <text:p><text:span text:style-name="T8"/></text:p>
            <text:p><text:span text:style-name="T8"/></text:p>
            <text:p><text:span text:style-name="T8"/></text:p>
          </draw:text-box>
        </draw:frame>
      </draw:page>
      <draw:page draw:name="page6" draw:style-name="dp1" draw:master-page-name="Default">
        <draw:frame draw:style-name="gr8" draw:text-style-name="P11" draw:layer="layout" svg:width="15.748cm" svg:height="2.921cm" svg:x="2.397cm" svg:y="3.413cm">
          <draw:text-box>
            <text:p text:style-name="P4"><text:span text:style-name="T9">其他</text:span></text:p>
          </draw:text-box>
        </draw:frame>
        <draw:frame draw:style-name="gr9" draw:text-style-name="P12" draw:layer="layout" svg:width="14.936cm" svg:height="15.494cm" svg:x="3.667cm" svg:y="9.509cm">
          <draw:text-box>
            <text:p><text:span text:style-name="T4">待處理：</text:span></text:p>
            <text:p><text:span text:style-name="T4"/></text:p>
            <text:p><text:span text:style-name="T4">1</text:span><text:span text:style-name="T4">儀錶盤的距離參數和其他優化；</text:span></text:p>
            <text:p><text:span text:style-name="T4">2</text:span><text:span text:style-name="T4">視角調整；</text:span></text:p>
            <text:p><text:span text:style-name="T4">3 </text:span><text:span text:style-name="T4">小地圖的中新增其他鴿子的</text:span><text:span text:style-name="T4">marker</text:span><text:span text:style-name="T4">；</text:span></text:p>
            <text:p><text:span text:style-name="T4">4 </text:span><text:span text:style-name="T4">軌跡線不同角度會消失的追蹤和分</text:span><text:span text:style-name="T4">析；</text:span></text:p>
            <text:p><text:span text:style-name="T10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3" svg:font-family="'Lohit Devanagari'"/>
    <style:font-face style:name="OpenSymbol2" svg:font-family="OpenSymbol, 'Arial Unicode MS'"/>
    <style:font-face style:name="Sarabun1" svg:font-family="Sarabun, 'Avenir Book'"/>
    <style:font-face style:name="Source Sans Pro1" svg:font-family="'Source Sans Pro', 'Segoe U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iberation Sans5" svg:font-family="'Liberation Sans', Arial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Sarabun" svg:font-family="Sarabun, 'Avenir Book'" style:font-pitch="variable"/>
    <style:font-face style:name="Source Sans Pro" svg:font-family="'Source Sans Pro', 'Segoe UI'" style:font-pitch="variable"/>
    <style:font-face style:name="Liberation Mono2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2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2" style:font-family-asian="'Lohit Devanagari'" style:font-pitch-asian="variable" style:font-size-asian="12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3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3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3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9:40.116079998</meta:creation-date>
    <dc:date>2022-04-07T10:37:11.181582986</dc:date>
    <meta:editing-duration>PT39M2S</meta:editing-duration>
    <meta:editing-cycles>10</meta:editing-cycles>
    <meta:generator>LibreOffice/6.4.7.2$Linux_X86_64 LibreOffice_project/40$Build-2</meta:generator>
    <meta:document-statistic meta:object-count="13"/>
  </office:meta>
</office:document-meta>
</file>